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31.33mm" fo:break-before="auto" style:use-optimal-row-height="true"/>
    </style:style>
    <style:style style:name="ro2" style:family="table-row">
      <style:table-row-properties style:row-height="14.2mm" fo:break-before="auto" style:use-optimal-row-height="true"/>
    </style:style>
    <style:style style:name="ro3" style:family="table-row">
      <style:table-row-properties style:row-height="48.44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34.75mm" fo:break-before="auto" style:use-optimal-row-height="true"/>
    </style:style>
    <style:style style:name="ro6" style:family="table-row">
      <style:table-row-properties style:row-height="38.1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ko" style:country-asian="KR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<text:a xlink:href="https://en.dict.naver.com/#/entry/enko/edcb736f0e934a1ab3ed7faef044d1b4" xlink:type="simple">binge</text:a> </text:p>
          </table:table-cell>
          <table:table-cell office:value-type="string" calcext:value-type="string">
            <text:p>[bɪndʒ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(특히 음식을 먹거나 술을 마시며) 한동안 흥청망청하기, 폭음[폭식]하기<text:line-break/>to go on a binge<text:line-break/><text:line-break/>흥청망청 먹고 마시다<text:line-break/><text:line-break/>2.동사 폭식[폭음]하다<text:line-break/>When she’s depressed she binges on chocolate.<text:line-break/><text:line-break/>그녀는 우울하면 초콜릿을 폭식한다.</text:p>
          </table:table-cell>
        </table:table-row>
        <table:table-row table:style-name="ro2">
          <table:table-cell office:value-type="string" calcext:value-type="string">
            <text:p><text:a xlink:href="https://en.dict.naver.com/#/entry/enko/9024553f8859452d8bd0b8801add8020" xlink:type="simple">prem·ise</text:a> </text:p>
          </table:table-cell>
          <table:table-cell office:value-type="string" calcext:value-type="string">
            <text:p>[ˈpremɪs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(주장의) 전제<text:line-break/>the basic premise of her argument<text:line-break/><text:line-break/>그녀 주장의 기본 전제</text:p>
          </table:table-cell>
        </table:table-row>
        <table:table-row table:style-name="ro3">
          <table:table-cell office:value-type="string" calcext:value-type="string">
            <text:p><text:a xlink:href="https://en.dict.naver.com/#/entry/enko/29616e3e48854573be566ec0c3e73de1" xlink:type="simple">vague</text:a> </text:p>
          </table:table-cell>
          <table:table-cell office:value-type="string" calcext:value-type="string">
            <text:p>[veɪɡ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형용사 (기억 등이) 희미한[어렴풋한]<text:line-break/>to have a vague impression/memory/recollection of sth<text:line-break/><text:line-break/>…에 대해 어렴풋한 인상을 갖고 있다/희미하게 기억하다/회상하다<text:line-break/><text:line-break/>2.형용사 모호한, 애매한<text:line-break/>She’s a little vague about her plans for next year.<text:line-break/><text:line-break/>그녀는 내년 계획이 좀 모호하다.<text:line-break/><text:line-break/>3.형용사 멍청한, 얼빠진 것 같은<text:line-break/>His vague manner concealed a brilliant mind.<text:line-break/><text:line-break/>그의 얼빠진 것 같은 태도는 그의 뛰어난 지성을 감추고 있었다.</text:p>
          </table:table-cell>
        </table:table-row>
        <table:table-row table:style-name="ro3">
          <table:table-cell office:value-type="string" calcext:value-type="string">
            <text:p><text:a xlink:href="https://en.dict.naver.com/#/entry/enko/4ca8edcd26aa451a99a9ac5bfaceba85" xlink:type="simple">con·tem·por·ary</text:a> </text:p>
          </table:table-cell>
          <table:table-cell office:value-type="string" calcext:value-type="string">
            <text:p>[kən|tempəreri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형용사 동시대의<text:line-break/>We have no contemporary account of the battle.<text:line-break/><text:line-break/>그 전투에 대한 동시대의 기록은 없다.<text:line-break/><text:line-break/>2.형용사 현대의, 당대의<text:line-break/>life in contemporary Britain<text:line-break/><text:line-break/>현대 영국에서의 삶<text:line-break/><text:line-break/>3.명사 (어떤 사람과) 동년배[동시대인]<text:line-break/>She and I were contemporaries at college.<text:line-break/><text:line-break/>그녀와 나는 대학을 같은 시기에 다녔다.</text:p>
          </table:table-cell>
        </table:table-row>
        <table:table-row table:style-name="ro4">
          <table:table-cell office:value-type="string" calcext:value-type="string">
            <text:p><text:a xlink:href="https://en.dict.naver.com/#/entry/enko/92c5c430dc9f4c91855dc18e24839a41" xlink:type="simple">national athletic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 국가대표</text:p>
          </table:table-cell>
        </table:table-row>
        <table:table-row table:style-name="ro5">
          <table:table-cell office:value-type="string" calcext:value-type="string">
            <text:p><text:a xlink:href="https://en.dict.naver.com/#/entry/enko/bf524da3f0434c0aad53220c87964f5b" xlink:type="simple">ath·lete</text:a> </text:p>
          </table:table-cell>
          <table:table-cell office:value-type="string" calcext:value-type="string">
            <text:p>[ˈæθliːt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(운동)선수<text:line-break/>Olympic athletes<text:line-break/><text:line-break/>올림픽 참가 선수<text:line-break/><text:line-break/>2.명사 육상 경기 선수<text:line-break/>3.명사 운동을 잘 하는 사람, 운동선수<text:line-break/>She is a natural athlete.<text:line-break/><text:line-break/>그녀는 타고난 운동선수이다.</text:p>
          </table:table-cell>
        </table:table-row>
        <table:table-row table:style-name="ro3">
          <table:table-cell office:value-type="string" calcext:value-type="string">
            <text:p><text:a xlink:href="https://en.dict.naver.com/#/entry/enko/bcd7b74866234280ab85bc2d3f2c8dfb" xlink:type="simple">na·tion·al</text:a> </text:p>
          </table:table-cell>
          <table:table-cell office:value-type="string" calcext:value-type="string">
            <text:p>[ˈnæʃnəl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형용사 국가의, 전국적인; 전 국민의<text:line-break/>national and local newspapers<text:line-break/><text:line-break/>전국지 및 지방지<text:line-break/><text:line-break/>2.형용사 국가 소유의, 국립의, 국영의<text:line-break/>a national airline / museum / theatre<text:line-break/><text:line-break/>국영 항공사/국립 박물관/국립 극장<text:line-break/><text:line-break/>3.명사 (특정 국가의) 국민[시민] (한 사람)<text:line-break/>Polish nationals living in Germany<text:line-break/><text:line-break/>독일에 사는[재독] 폴란드 국민들</text:p>
          </table:table-cell>
        </table:table-row>
        <table:table-row table:style-name="ro6">
          <table:table-cell office:value-type="string" calcext:value-type="string">
            <text:p><text:a xlink:href="https://en.dict.naver.com/#/entry/enko/a26d050d60b04d2a9e08f8773303cba0" xlink:type="simple">naive</text:a> </text:p>
          </table:table-cell>
          <table:table-cell office:value-type="string" calcext:value-type="string">
            <text:p>[naɪˈiːv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형용사 (경험·지식 부족 등으로) 순진해 빠진, (모자랄 정도로) 순진한<text:line-break/>to be politically naive<text:line-break/><text:line-break/>정치적으로 순진해 빠졌다[모자라다]<text:line-break/><text:line-break/>2.형용사 순진무구한<text:line-break/>Their approach to life is refreshingly naive.<text:line-break/><text:line-break/>삶에 대한 그들의 접근법은 신선할 정도로 순진무구하다.<text:line-break/><text:line-break/>3.형용사 천진난만한 스타일의</text:p>
          </table:table-cell>
        </table:table-row>
        <table:table-row table:style-name="ro6">
          <table:table-cell office:value-type="string" calcext:value-type="string">
            <text:p><text:a xlink:href="https://en.dict.naver.com/#/entry/enko/5719cb7461d34cc9b98fcbbabd603db0" xlink:type="simple">honey·moon</text:a> </text:p>
          </table:table-cell>
          <table:table-cell office:value-type="string" calcext:value-type="string">
            <text:p>[ˈhʌnimuːn] </text:p>
          </table:table-cell>
          <table:table-cell office:value-type="string" calcext:value-type="string">
            <text:p>:</text:p>
          </table:table-cell>
          <table:table-cell office:value-type="string" office:string-value="1.명사 신혼여행&#10;We went to Venice for our honeymoon.&#10;&#10;우리는 신혼여행을 베니스로 갔다.&#10;&#10;2.명사 (초기의) 우호적 관계 (기간)&#10;The honeymoon period for the government is now over.&#10;&#10;정부의 우호적 관계 기간은 이제 끝났다.&#10;&#10;3.동사 신혼여행을 하다" calcext:value-type="string">
            <text:p>1.명사 신혼여행</text:p>
            <text:p>We went to Venice for our honeymoon.</text:p>
            <text:p/>
            <text:p>우리는 신혼여행을 베니스로 갔다.</text:p>
            <text:p/>
            <text:p>2.명사 (초기의) 우호적 관계 (기간)</text:p>
            <text:p>The honeymoon period for the government is now over.</text:p>
            <text:p/>
            <text:p>정부의 우호적 관계 기간은 이제 끝났다.</text:p>
            <text:p/>
            <text:p>3.동사 신혼여행을 하다</text:p>
          </table:table-cell>
        </table:table-row>
        <table:table-row table:style-name="ro7">
          <table:table-cell office:value-type="string" calcext:value-type="string">
            <text:p><text:a xlink:href="https://en.dict.naver.com/#/entry/enko/1b0bb05de6f4496388711418f3a51787" xlink:type="simple">ten·der·loin</text:a> </text:p>
          </table:table-cell>
          <table:table-cell office:value-type="string" calcext:value-type="string">
            <text:p>[|tendərlɔɪn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 명사 (쇠고기·돼지고기의) 안심</text:p>
          </table:table-cell>
        </table:table-row>
        <table:table-row table:style-name="ro1">
          <table:table-cell office:value-type="string" calcext:value-type="string">
            <text:p><text:a xlink:href="https://en.dict.naver.com/#/entry/enko/500bcc9f0c9b496389a862c46bd16cec" xlink:type="simple">ce·leb·rity</text:a> </text:p>
          </table:table-cell>
          <table:table-cell office:value-type="string" calcext:value-type="string">
            <text:p>[səˈlebrəti] </text:p>
          </table:table-cell>
          <table:table-cell office:value-type="string" calcext:value-type="string">
            <text:p>:</text:p>
          </table:table-cell>
          <table:table-cell office:value-type="string" office:string-value="1.명사 유명 인사&#10;TV celebrities&#10;&#10;텔레비전 유명 연예인들&#10;&#10;2.명사 명성&#10;Does he find his new celebrity intruding on his private life?&#10;&#10;그가 자신의 새로운 명성이 사생활에 방해가 된다고 생각하나요?" calcext:value-type="string">
            <text:p>1.명사 유명 인사</text:p>
            <text:p>TV celebrities</text:p>
            <text:p/>
            <text:p>텔레비전 유명 연예인들</text:p>
            <text:p/>
            <text:p>2.명사 명성</text:p>
            <text:p>Does he find his new celebrity intruding on his private life?</text:p>
            <text:p/>
            <text:p>그가 자신의 새로운 명성이 사생활에 방해가 된다고 생각하나요?</text:p>
          </table:table-cell>
        </table:table-row>
        <table:table-row table:style-name="ro4">
          <table:table-cell office:value-type="string" calcext:value-type="string">
            <text:p>cooking utensils </text:p>
          </table:table-cell>
          <table:table-cell table:style-name="Default"/>
          <table:table-cell office:value-type="string" calcext:value-type="string">
            <text:p>:</text:p>
          </table:table-cell>
          <table:table-cell table:style-name="ce1" office:value-type="string" calcext:value-type="string">
            <text:p><text:a xlink:href="https://en.dict.naver.com/#/entry/koen/6232097e470f4125b99e5208a85a5e36" xlink:type="simple">요리 기구</text:a> </text:p>
          </table:table-cell>
        </table:table-row>
        <table:table-row table:style-name="ro8">
          <table:table-cell office:value-type="string" calcext:value-type="string">
            <text:p>feed food </text:p>
          </table:table-cell>
          <table:table-cell table:style-name="Default"/>
          <table:table-cell office:value-type="string" calcext:value-type="string">
            <text:p>:</text:p>
          </table:table-cell>
          <table:table-cell table:style-name="ce1" office:value-type="string" calcext:value-type="string">
            <text:p><text:a xlink:href="https://en.dict.naver.com/#/entry/koen/9768164d6ffa4109bfd76db749e70299" xlink:type="simple">음식을 먹이다</text:a> </text:p>
          </table:table-cell>
        </table:table-row>
        <table:table-row table:style-name="ro9">
          <table:table-cell table:style-name="Default" office:value-type="string" calcext:value-type="string">
            <text:p>meal time; chow time</text:p>
          </table:table-cell>
          <table:table-cell table:style-name="Default"/>
          <table:table-cell office:value-type="string" calcext:value-type="string">
            <text:p>:</text:p>
          </table:table-cell>
          <table:table-cell table:style-name="ce1" office:value-type="string" calcext:value-type="string">
            <text:p><text:a xlink:href="https://en.dict.naver.com/#/entry/koen/08642e083e93492990b1fe30f977e074" xlink:type="simple">식사시간</text:a> </text:p>
          </table:table-cell>
        </table:table-row>
        <table:table-row table:style-name="ro7">
          <table:table-cell office:value-type="string" calcext:value-type="string">
            <text:p><text:a xlink:href="https://en.dict.naver.com/#/entry/enko/2ff920ad24f245e4aba4b219e039d455" xlink:type="simple">use up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 다 써버리다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돋움1" style:language-asian="ko" style:country-asian="KR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00/00/00</text:date>, <text:time style:data-style-name="N2" text:time-value="18:26:56.241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31T12:20:24.212000000</meta:creation-date>
    <dc:date>2021-02-07T18:28:54.984000000</dc:date>
    <meta:editing-duration>PT4M46S</meta:editing-duration>
    <meta:editing-cycles>5</meta:editing-cycles>
    <meta:generator>Ultra_Office/6.2.3.2$Windows_x86 LibreOffice_project/</meta:generator>
    <meta:document-statistic meta:table-count="1" meta:cell-count="55" meta:object-count="0"/>
  </office:meta>
</office:document-meta>
</file>